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bc86" officeooo:paragraph-rsid="000bbc8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bc86" officeooo:paragraph-rsid="000bbc86" style:font-weight-asian="bold" style:font-weight-complex="bold"/>
    </style:style>
    <style:style style:name="P3" style:family="paragraph" style:parent-style-name="Standard">
      <style:text-properties officeooo:rsid="000e039f" officeooo:paragraph-rsid="000e039f"/>
    </style:style>
    <style:style style:name="P4" style:family="paragraph" style:parent-style-name="Standard">
      <style:text-properties fo:font-weight="bold" officeooo:rsid="000e039f" officeooo:paragraph-rsid="000e039f" style:font-weight-asian="bold" style:font-weight-complex="bold"/>
    </style:style>
    <style:style style:name="P5" style:family="paragraph" style:parent-style-name="Standard">
      <style:text-properties fo:font-weight="bold" officeooo:rsid="000f818c" officeooo:paragraph-rsid="000f818c" style:font-weight-asian="bold" style:font-weight-complex="bold"/>
    </style:style>
    <style:style style:name="P6" style:family="paragraph" style:parent-style-name="Standard">
      <style:text-properties officeooo:rsid="000eab17" officeooo:paragraph-rsid="000eab17"/>
    </style:style>
    <style:style style:name="P7" style:family="paragraph" style:parent-style-name="Standard">
      <style:text-properties officeooo:rsid="000f818c" officeooo:paragraph-rsid="000f818c"/>
    </style:style>
    <style:style style:name="P8" style:family="paragraph" style:parent-style-name="Standard">
      <style:text-properties officeooo:rsid="0010aefb" officeooo:paragraph-rsid="0010aefb"/>
    </style:style>
    <style:style style:name="P9" style:family="paragraph" style:parent-style-name="Standard">
      <style:text-properties fo:font-style="italic" fo:font-weight="bold" officeooo:rsid="000f818c" officeooo:paragraph-rsid="000f818c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0eab17" officeooo:paragraph-rsid="000eab17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weight="bold" officeooo:rsid="000eab17" officeooo:paragraph-rsid="000eab17" style:font-weight-asian="bold" style:font-weight-complex="bold"/>
    </style:style>
    <style:style style:name="T1" style:family="text">
      <style:text-properties officeooo:rsid="0011966a"/>
    </style:style>
    <style:style style:name="T2" style:family="text">
      <style:text-properties officeooo:rsid="001219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lavras Inspiradoras</text:p>
      <text:p text:style-name="P1"/>
      <text:p text:style-name="P1">Algumas das palavras que me inspiraram e continuam <text:span text:style-name="T1">me </text:span>inspirando</text:p>
      <text:p text:style-name="P1"/>
      <text:p text:style-name="P4">Bíblia</text:p>
      <text:p text:style-name="P4"/>
      <text:p text:style-name="P4">O maior mandamento</text:p>
      <text:p text:style-name="P3">Amar a si mesmo, então ao próximo e a Deus sobre todas as coisas.</text:p>
      <text:p text:style-name="P3"/>
      <text:p text:style-name="P5">Santos</text:p>
      <text:p text:style-name="P7"/>
      <text:p text:style-name="P9">Santo Agostinho</text:p>
      <text:p text:style-name="P8">Ama e faz tudo que qui<text:span text:style-name="T2">s</text:span>eres.</text:p>
      <text:p text:style-name="P7"/>
      <text:p text:style-name="P9">Francisco de Assis</text:p>
      <text:p text:style-name="P8">Oração de São Francisco</text:p>
      <text:p text:style-name="P3"/>
      <text:p text:style-name="P10">Raul Seixas</text:p>
      <text:p text:style-name="P6">Ouro de Tolo</text:p>
      <text:p text:style-name="P6"/>
      <text:p text:style-name="P6">Tenha fé em Deus…</text:p>
      <text:p text:style-name="P6"/>
      <text:p text:style-name="P11">Pensadores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8:22:14.320949510</meta:creation-date>
    <dc:date>2018-11-24T17:17:17.788789990</dc:date>
    <meta:editing-duration>PT4M6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56" meta:character-count="314" meta:non-whitespace-character-count="272"/>
  </office:meta>
</office:document-meta>
</file>